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monospace, courier"/>
    <style:font-face style:name="Ubuntu1" svg:font-family="Ubuntu, 'Bitstream Vera Sans', 'DejaVu Sans', Tahoma, sans-serif"/>
    <style:font-face style:name="Ubuntu Mono" svg:font-family="'Ubuntu Mono', monospace, courier" style:font-adornments="Regular"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Bitstream Charter" svg:font-family="'Bitstream Charter'" style:font-adornments="Bold" style:font-family-generic="roman" style:font-pitch="variable"/>
    <style:font-face style:name="Bitstream Charter1" svg:font-family="'Bitstream Charter'"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Ubuntu" svg:font-family="Ubuntu, 'Bitstream Vera Sans', 'DejaVu Sans', Tahoma, sans-serif" style:font-adornments="Regular"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variant="normal" fo:text-transform="none" fo:color="#000000" style:font-name="Ubuntu1" fo:font-size="12pt" fo:letter-spacing="normal" fo:font-style="normal" fo:font-weight="normal"/>
    </style:style>
    <style:style style:name="P2" style:family="paragraph" style:parent-style-name="Text_20_body">
      <style:paragraph-properties fo:margin-left="0cm" fo:margin-right="0cm" fo:margin-top="0cm" fo:margin-bottom="0cm" fo:text-align="start" style:justify-single-word="false" fo:text-indent="0cm" style:auto-text-indent="false" fo:padding="0cm" fo:border="none"/>
    </style:style>
    <style:style style:name="P3" style:family="paragraph" style:parent-style-name="Text_20_body">
      <style:paragraph-properties fo:margin-left="0cm" fo:margin-right="0cm" fo:margin-top="0cm" fo:margin-bottom="0cm" fo:text-align="start" style:justify-single-word="false" fo:text-indent="0cm" style:auto-text-indent="false" fo:padding="0cm" fo:border="none"/>
      <style:text-properties fo:font-variant="normal" fo:text-transform="none" fo:color="#888888" style:font-name="Ubuntu1" fo:font-size="9.75pt" fo:letter-spacing="normal" fo:font-style="normal" fo:font-weight="normal"/>
    </style:style>
    <style:style style:name="P4" style:family="paragraph" style:parent-style-name="Text_20_body">
      <style:text-properties fo:font-variant="normal" fo:text-transform="none" fo:color="#000000" style:font-name="Ubuntu1" fo:font-size="12pt" fo:letter-spacing="normal" fo:font-style="normal" fo:font-weight="bold"/>
    </style:style>
    <style:style style:name="P5" style:family="paragraph" style:parent-style-name="Text_20_body">
      <style:text-properties fo:font-variant="normal" fo:text-transform="none" fo:color="#000000" style:font-name="Ubuntu1" fo:font-size="12pt" fo:letter-spacing="normal" fo:font-style="normal" fo:font-weight="normal"/>
    </style:style>
    <style:style style:name="P6" style:family="paragraph" style:parent-style-name="Text_20_body" style:list-style-name="L1">
      <style:paragraph-properties fo:margin-top="0cm" fo:margin-bottom="0cm" fo:padding="0cm" fo:border="none"/>
    </style:style>
    <style:style style:name="P7" style:family="paragraph" style:parent-style-name="Text_20_body" style:list-style-name="L1">
      <style:paragraph-properties fo:padding="0cm" fo:border="none"/>
    </style:style>
    <style:style style:name="P8" style:family="paragraph" style:parent-style-name="Text_20_body">
      <style:paragraph-properties fo:margin-left="0cm" fo:margin-right="0cm" fo:margin-top="0cm" fo:margin-bottom="0cm" fo:text-align="start" style:justify-single-word="false" fo:text-indent="0cm" style:auto-text-indent="false" fo:padding="0cm" fo:border="none"/>
      <style:text-properties fo:font-variant="normal" fo:text-transform="none" fo:color="#888888" style:font-name="Ubuntu1" fo:font-size="9.75pt" fo:letter-spacing="normal" fo:font-style="normal" fo:font-weight="normal"/>
    </style:style>
    <style:style style:name="T1" style:family="text">
      <style:text-properties fo:color="#113399" style:text-line-through-style="none" style:text-underline-style="none" style:text-blinking="false"/>
    </style:style>
    <style:style style:name="T2" style:family="text">
      <style:text-properties fo:font-variant="normal" fo:text-transform="none" fo:color="#000000" style:font-name="Ubuntu1" fo:font-size="12pt" fo:letter-spacing="normal" fo:font-style="normal" fo:font-weight="normal"/>
    </style:style>
    <style:style style:name="T3" style:family="text">
      <style:text-properties fo:font-variant="normal" fo:text-transform="none" fo:color="#000000" style:font-name="Ubuntu1" fo:font-size="12pt" fo:letter-spacing="normal" fo:font-style="normal" fo:font-weight="bold"/>
    </style:style>
    <style:style style:name="T4" style:family="text">
      <style:text-properties fo:font-variant="normal" fo:text-transform="none" fo:color="#113399" style:text-line-through-style="none" style:font-name="Ubuntu1" fo:font-size="12pt" fo:letter-spacing="normal" fo:font-style="normal" style:text-underline-style="none" fo:font-weight="normal" style:text-blinking="false"/>
    </style:style>
    <style:style style:name="T5" style:family="text">
      <style:text-properties fo:font-variant="normal" fo:text-transform="none" fo:color="#008800" style:font-name="Ubuntu Mono1" fo:font-size="12pt" fo:letter-spacing="normal" fo:font-style="normal" fo:font-weight="normal"/>
    </style:style>
    <style:style style:name="T6" style:family="text">
      <style:text-properties fo:font-variant="normal" fo:text-transform="none" fo:color="#888888" style:font-name="Ubuntu1" fo:font-size="9.75pt" fo:letter-spacing="normal" fo:font-style="normal" fo:font-weight="normal"/>
    </style:style>
    <style:style style:name="T7" style:family="text">
      <style:text-properties fo:font-variant="normal" fo:text-transform="none" fo:color="#888888" style:text-line-through-style="none" style:font-name="Ubuntu1" fo:font-size="9.75pt" fo:letter-spacing="normal" fo:font-style="normal" style:text-underline-style="none" fo:font-weight="normal" style:text-blinking="false"/>
    </style:style>
    <style:style style:name="T8" style:family="text">
      <style:text-properties fo:font-weight="bold"/>
    </style:style>
    <style:style style:name="T9" style:family="text">
      <style:text-properties fo:font-weight="bold" style:font-weight-asian="bold" style:font-weight-complex="bol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mote Desktop Support With VNC</text:h>
      <text:p text:style-name="Text_20_body"/>
      <text:p text:style-name="Text_20_body">VNC is a well-known tool for remote desktop view and control. The two computers establish a TCP connection so that one of them can access the display of the other. However, almost always these two computers are behind a firewall/router and do not have a real IP to be accessed from the Internet. In such a case one of them can do port forwarding on the router/firewall and this would allow the connection to be established. The problem is that more often than not, none of the parts that want to establish such a remote connection have access to the firewall that separates/protects it from the real internet. Sometimes it can even be several levels deep behind the firewall (several layers of firewalls). However, if you have access to an external server (for example a server in the cloud) there is still a workaround and things can be fixed to work. Here I will explain the tricks and hacks that can be used in such a case in order to establish a secure connection to a remote desktop.</text:p>
      <text:section text:style-name="Sect1" text:name="Section3">
        <text:h text:style-name="Heading_20_2" text:outline-level="2"><text:bookmark text:name="sec-11"/><text:bookmark text:name="outline-container-1"/>The Situation</text:h>
        <text:section text:style-name="Sect1" text:name="Section4">
          <text:p text:style-name="Text_20_body"><text:bookmark text:name="text-1"/>Let's say that we have a computer <text:span text:style-name="T9">A</text:span> that wants to connect to the desktop of a computer <text:span text:style-name="T9">B</text:span>. Both of them are behind a NAT router/firewall and cannot modify its settings. However both of them can access a third computer <text:span text:style-name="T9">C</text:span> that is somewhere on the cloud and has a real IP.</text:p>
          <text:p text:style-name="Text_20_body">It is possible to use <text:span text:style-name="T9">C</text:span> as a redirecter of the traffic, so that both computers <text:span text:style-name="T9">A</text:span> and <text:span text:style-name="T9">B</text:span> can establish a direct (peer-to-peer) connection between them. This is done using the wonderful features for tunneling and port-forwarding of the SSHprotocol. What is more, this connection will be encrypted and secure, which is the main feature of the SSH protocol.</text:p>
          <text:p text:style-name="Text_20_body">I will describe in the other sections what should be done in each of the computers in order to setup such a connection.</text:p>
        </text:section>
      </text:section>
      <text:section text:style-name="Sect1" text:name="Section5">
        <text:h text:style-name="Heading_20_2" text:outline-level="2"><text:bookmark text:name="sec-21"/><text:bookmark text:name="outline-container-2"/>Basic Setup</text:h>
        <text:section text:style-name="Sect1" text:name="Section6">
          <text:p text:style-name="Text_20_body"><text:bookmark text:name="text-2"/>On <text:span text:style-name="T8">A</text:span> we need to have a VNC client. Let's install <text:span text:style-name="T8">vncviewer</text:span>:</text:p>
          <text:p text:style-name="Preformatted_20_Text">sudo apt-get install vncviewer</text:p>
          <text:p text:style-name="P1"/>
          <text:p text:style-name="P1">On <text:span text:style-name="T8">B</text:span> we need to have a VNC server. Let's install <text:span text:style-name="T8">x11vnc</text:span>:</text:p>
          <text:p text:style-name="Preformatted_20_Text">sudo apt-get install x11vnc</text:p>
          <text:p text:style-name="P1"/>
          <text:p text:style-name="P1">To connect from <text:span text:style-name="T8">A</text:span> to <text:span text:style-name="T8">C</text:span> and from <text:span text:style-name="T8">B</text:span> to <text:span text:style-name="T8">C</text:span> we can use any existing account on <text:span text:style-name="T8">C</text:span>. However it is better to create a new one. Let's call it <text:span text:style-name="T8">vnc</text:span>:</text:p>
          <text:p text:style-name="Preformatted_20_Text">sudo adduser vnc</text:p>
          <text:p text:style-name="P1"/>
          <text:p text:style-name="P1"><text:soft-page-break/>Let's assume that there is a <text:span text:style-name="T8">sshd</text:span> server running on <text:span text:style-name="T8">C</text:span> (otherwise there is no way to access it), and let's say that it is running on the port <text:span text:style-name="T8">2201</text:span>. We will refer to it as <text:span text:style-name="T8">middle-server</text:span> (which can be an IP or a domain name).</text:p>
          <text:p text:style-name="P1">To access the desktop of <text:span text:style-name="T8">B</text:span> from <text:span text:style-name="T8">A</text:span>, we first start the VNC server on <text:span text:style-name="T8">B</text:span>:</text:p>
          <text:p text:style-name="Preformatted_20_Text">ssh -p 2201 -t -R 5933:localhost:5900 vnc@middle-server</text:p>
          <text:p text:style-name="Preformatted_20_Text">x11vnc -rfbport 5900 -localhost</text:p>
          <text:p text:style-name="P1"/>
          <text:p text:style-name="P1">Then we start the VNC viewer on <text:span text:style-name="T8">A</text:span>:</text:p>
          <text:p text:style-name="Preformatted_20_Text">ssh -p 2201 -t -L 5900:localhost:5933 vnc@middle-server</text:p>
          <text:p text:style-name="Preformatted_20_Text">vncviewer -encodings "copyrect tight zrle hextile" localhost:0</text:p>
          <text:p text:style-name="P4"/>
          <text:p text:style-name="P1"><text:span text:style-name="T8">Note:</text:span> In both cases above, the <text:span text:style-name="T8">ssh</text:span> command and the other command are given on separate terminal tabs. The <text:span text:style-name="T8">ssh</text:span>command creates a ssh tunnel to <text:span text:style-name="T8">C</text:span> for the VNC port 5900, which is mapped to the port 5933 on <text:span text:style-name="T8">C</text:span>.</text:p>
          <text:p text:style-name="P1">Now we can enjoy the access to the remote desktop.</text:p>
        </text:section>
      </text:section>
      <text:section text:style-name="Sect1" text:name="Section7">
        <text:h text:style-name="Heading_20_2" text:outline-level="2"><text:bookmark text:name="sec-31"/><text:bookmark text:name="outline-container-3"/>Using A Private-Public Key Pair For The Ssh Connections</text:h>
        <text:section text:style-name="Sect1" text:name="Section8">
          <text:p text:style-name="Text_20_body"><text:bookmark text:name="text-3"/>The <text:span text:style-name="T8">SSH</text:span> protocol allows authentication by a private-publik key pair. This would be more convenient because this way we don't have to remember the passsword. Also we can restrict the ssh access only for what we need it: tunneling and port-forwarding, and prohibit login etc.</text:p>
          <text:p text:style-name="Text_20_body"><text:span text:style-name="T2">Let's create a private-public key pair for user </text:span><text:span text:style-name="Source_20_Text"><text:span text:style-name="T5">vnc</text:span></text:span><text:span text:style-name="T2"> on </text:span><text:span text:style-name="T3">C</text:span><text:span text:style-name="T2">:</text:span></text:p>
          <text:p text:style-name="Preformatted_20_Text">su - vnc</text:p>
          <text:p text:style-name="Preformatted_20_Text">mkdir ~/.ssh</text:p>
          <text:p text:style-name="Preformatted_20_Text">chmod 700 ~/.ssh</text:p>
          <text:p text:style-name="Preformatted_20_Text">ssh-keygen -t rsa</text:p>
          <text:p text:style-name="Preformatted_20_Text"/>
          <text:p text:style-name="Preformatted_20_Text">ls -al .ssh</text:p>
          <text:p text:style-name="Preformatted_20_Text">total 16</text:p>
          <text:p text:style-name="Preformatted_20_Text">drwx------ 2 vnc vnc 4096 Jan 22 09:31 .</text:p>
          <text:p text:style-name="Preformatted_20_Text">drwxr-xr-x 3 vnc vnc 4096 Jan 22 09:31 ..</text:p>
          <text:p text:style-name="Preformatted_20_Text">-rw------- 1 vnc vnc 1675 Jan 22 09:31 id_rsa</text:p>
          <text:p text:style-name="Preformatted_20_Text">-rw-r--r-- 1 vnc vnc <text:s/>394 Jan 22 09:31 id_rsa.pub</text:p>
          <text:p text:style-name="P1"/>
          <text:p text:style-name="Text_20_body"><text:span text:style-name="T2">The public key </text:span><text:span text:style-name="Source_20_Text"><text:span text:style-name="T5">id_rsa.pub</text:span></text:span><text:span text:style-name="T2"> should go to the file </text:span><text:span text:style-name="Source_20_Text"><text:span text:style-name="T5">authorized_keys</text:span></text:span><text:span text:style-name="T2">, and the private key </text:span><text:span text:style-name="Source_20_Text"><text:span text:style-name="T5">id_rsa</text:span></text:span><text:span text:style-name="T2"> will be used by </text:span><text:span text:style-name="T3">A</text:span><text:span text:style-name="T2"> and </text:span><text:span text:style-name="T3">B</text:span><text:span text:style-name="T2"> to login:</text:span></text:p>
          <text:p text:style-name="Preformatted_20_Text">cd ~/.ssh/</text:p>
          <text:p text:style-name="Preformatted_20_Text">cp id_rsa.pub authorized_keys</text:p>
          <text:p text:style-name="Preformatted_20_Text">cp id_rsa vnc.key</text:p>
          <text:p text:style-name="P1"/>
          <text:p text:style-name="Text_20_body"><text:span text:style-name="T2">Now we can copy </text:span><text:span text:style-name="Source_20_Text"><text:span text:style-name="T5">vnc.key</text:span></text:span><text:span text:style-name="T2"> to </text:span><text:span text:style-name="T3">A</text:span><text:span text:style-name="T2"> and </text:span><text:span text:style-name="T3">B</text:span><text:span text:style-name="T2"> and then run the commands like this:</text:span></text:p>
          <text:p text:style-name="Preformatted_20_Text"><text:soft-page-break/>On B:</text:p>
          <text:p text:style-name="Preformatted_20_Text">ssh -p 2201 -t -R 5933:localhost:5900 -i vnc.key vnc@middle-server</text:p>
          <text:p text:style-name="Preformatted_20_Text">x11vnc -rfbport 5900 -localhost</text:p>
          <text:p text:style-name="Preformatted_20_Text"/>
          <text:p text:style-name="Preformatted_20_Text">On A:</text:p>
          <text:p text:style-name="Preformatted_20_Text">ssh -p 2201 -t -L 5900:localhost:5933 -i vnc.key vnc@middle-server</text:p>
          <text:p text:style-name="Preformatted_20_Text">vncviewer -encodings "copyrect tight zrle hextile" localhost:0</text:p>
          <text:p text:style-name="P1"/>
          <text:p text:style-name="P1">This time no password will be asked for establishing the ssh connection.</text:p>
        </text:section>
      </text:section>
      <text:section text:style-name="Sect1" text:name="Section9">
        <text:h text:style-name="Heading_20_2" text:outline-level="2"><text:bookmark text:name="sec-41"/><text:bookmark text:name="outline-container-4"/>Making It More Secure</text:h>
        <text:section text:style-name="Sect1" text:name="Section10">
          <text:p text:style-name="Text_20_body"><text:bookmark text:name="text-4"/>When we run the <text:span text:style-name="T8">ssh</text:span> command, by default it opens a shell on <text:span text:style-name="T8">C</text:span> where you can run commands, besides creating a tunnel and doing port-forwarding. Even if the <text:span text:style-name="T8">vnc</text:span> account that we use for this purpose may have limited access rights on <text:span text:style-name="T8">C</text:span>, this still is a potential threat (security problem), especially if we don't know or cannot trust the person that is sharing the desktop.</text:p>
          <text:p text:style-name="Text_20_body"><text:span text:style-name="T2">Fortunately, it is possible to limit the SSH features that each key can use. We do this by modifying the file </text:span><text:span text:style-name="Source_20_Text"><text:span text:style-name="T5">authorized_keys</text:span></text:span><text:span text:style-name="T2">to look like this:</text:span></text:p>
          <text:p text:style-name="Preformatted_20_Text">command="/bin/sleep 4294967295",no-agent-forwarding,no-user-rc,</text:p>
          <text:p text:style-name="Preformatted_20_Text">no-X11-forwarding,permitopen="localhost:5933" ssh-rsa B3NzaC1...</text:p>
          <text:p text:style-name="P1"/>
          <text:p text:style-name="P1">The long list of no-xyz statements disallow it from doing just about anything except connect to a VNC server.</text:p>
        </text:section>
      </text:section>
      <text:section text:style-name="Sect1" text:name="Section11">
        <text:h text:style-name="Heading_20_2" text:outline-level="2"><text:bookmark text:name="sec-51"/><text:bookmark text:name="outline-container-5"/>Referencies</text:h>
        <text:section text:style-name="Sect1" text:name="Section12">
          <text:list xml:id="list2053621834" text:style-name="L1">
            <text:list-item>
              <text:p text:style-name="P6"><text:bookmark text:name="text-5"/><text:a xlink:type="simple" xlink:href="http://blog.markloiseau.com/2012/03/vnc-current-session/"><text:span text:style-name="T1">http://blog.markloiseau.com/2012/03/vnc-current-session/</text:span></text:a></text:p>
            </text:list-item>
            <text:list-item>
              <text:p text:style-name="P6"><text:a xlink:type="simple" xlink:href="https://help.ubuntu.com/community/VNC"><text:span text:style-name="T4">https://help.ubuntu.com/community/VNC</text:span></text:a></text:p>
            </text:list-item>
            <text:list-item>
              <text:p text:style-name="P7"><text:a xlink:type="simple" xlink:href="http://www.karlrunge.com/x11vnc/faq.html"><text:span text:style-name="T4">http://www.karlrunge.com/x11vnc/faq.html</text:span></text:a></text:p>
            </text:list-item>
          </text:list>
        </text:section>
      </text:section>
      <text:section text:style-name="Sect1" text:name="Section13">
        <text:p text:style-name="P3"/>
        <text:p text:style-name="P2"><text:bookmark text:name="postamble"/><text:span text:style-name="T6">Author: Dashamir Hoxha </text:span><text:a xlink:type="simple" xlink:href="mailto:dashohoxha@gmail.com"><text:span text:style-name="T7">&lt;dashohoxha@gmail.com&gt;</text:span></text:a></text:p>
        <text:p text:style-name="P3">Date: 22 January 2014</text:p>
        <text:p text:style-name="P3">HTML generated by org-mode 6.33x in emacs 23</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buntu Mono1" svg:font-family="'Ubuntu Mono', monospace, courier"/>
    <style:font-face style:name="Ubuntu1" svg:font-family="Ubuntu, 'Bitstream Vera Sans', 'DejaVu Sans', Tahoma, sans-serif"/>
    <style:font-face style:name="Ubuntu Mono" svg:font-family="'Ubuntu Mono', monospace, courier" style:font-adornments="Regular"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Bitstream Charter" svg:font-family="'Bitstream Charter'" style:font-adornments="Bold" style:font-family-generic="roman" style:font-pitch="variable"/>
    <style:font-face style:name="Bitstream Charter1" svg:font-family="'Bitstream Charter'"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Ubuntu" svg:font-family="Ubuntu, 'Bitstream Vera Sans', 'DejaVu Sans', Tahoma, sans-serif" style:font-adornments="Regular"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Ubuntu"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master-page-name="">
      <style:paragraph-properties fo:text-align="center" style:justify-single-word="false" style:page-number="auto"/>
      <style:text-properties fo:color="#dc2300" style:font-name="Bitstream Charter" fo:font-size="24pt" fo:font-weight="bold" style:font-name-asian="Droid Sans"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master-page-name="">
      <style:paragraph-properties style:page-number="auto" style:shadow="none"/>
      <style:text-properties fo:color="#b84700" style:font-name="Bitstream Charter1" fo:font-size="15pt" fo:language="en" fo:country="US" style:text-underline-style="none" fo:font-weight="normal" style:font-name-asian="Droid Sans" style:font-size-asian="18pt" style:font-weight-asian="bold" style:font-name-complex="Lohit Hindi" style:font-size-complex="18pt" style:font-weight-complex="bold"/>
    </style:style>
    <style:style style:name="Preformatted_20_Text" style:display-name="Preformatted Text" style:family="paragraph" style:parent-style-name="Standard" style:class="html" style:master-page-name="">
      <style:paragraph-properties fo:margin="100%" fo:margin-left="0.3cm" fo:margin-right="0.3cm" fo:margin-top="0cm" fo:margin-bottom="0cm" fo:keep-together="auto" fo:text-indent="0cm" style:auto-text-indent="true" style:page-number="auto" fo:background-color="#ffffff" fo:padding="0.199cm" fo:border="0.06pt solid #008000" style:shadow="#808080 0.101cm 0.101cm" fo:keep-with-next="auto" style:join-border="true">
        <style:tab-stops/>
        <style:background-image/>
      </style:paragraph-properties>
      <style:text-properties fo:color="#000000" style:font-name="Ubuntu Mono" fo:font-size="12pt" style:font-name-asian="WenQuanYi Micro Hei" style:font-size-asian="10pt" style:font-name-complex="Lohit Hindi2"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Droid Sans Mono" style:font-name-asian="WenQuanYi Micro Hei" style:font-name-complex="Lohit Hindi2"/>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shamir Hoxha</meta:initial-creator>
    <meta:creation-date>2013-07-10T13:24:46</meta:creation-date>
    <dc:date>2014-01-28T21:10:25</dc:date>
    <dc:creator>Dashamir Hoxha</dc:creator>
    <meta:editing-duration>PT1H49M13S</meta:editing-duration>
    <meta:editing-cycles>28</meta:editing-cycles>
    <meta:generator>LibreOffice/3.5$Linux_x86 LibreOffice_project/350m1$Build-2</meta:generator>
    <meta:document-statistic meta:table-count="0" meta:image-count="0" meta:object-count="0" meta:page-count="3" meta:paragraph-count="60" meta:word-count="889" meta:character-count="5107" meta:non-whitespace-character-count="4281"/>
  </office:meta>
</office:document-meta>
</file>